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772cm" fo:min-width="12.98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8cm" fo:min-width="2.832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8cm" fo:min-width="3.73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8cm" fo:min-width="11.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51cm" svg:height="8.89cm" svg:x="3.667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3cm" svg:height="1.016cm" svg:x="12.557cm" svg:y="9.128cm">
          <text:p text:style-name="P1">O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32cm" svg:height="1.016cm" svg:x="5.558cm" svg:y="9.129cm">
          <text:p text:style-name="P1">Can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2.108cm" svg:height="1.016cm" svg:x="4.767cm" svg:y="6.334cm">
          <text:p text:style-name="P1">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8.02cm" svg:height="0.954cm" svg:x="6.588cm" svg:y="4.094cm">
          <draw:text-box>
            <text:p>Please enter the passwor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09:17:55.966109000</meta:creation-date>
    <meta:generator>LibreOffice/4.3.2.2$MacOSX_x86 LibreOffice_project/edfb5295ba211bd31ad47d0bad0118690f76407d</meta:generator>
    <dc:date>2014-11-07T09:23:12.051005000</dc:date>
    <meta:editing-duration>PT5M35S</meta:editing-duration>
    <meta:editing-cycles>2</meta:editing-cycles>
    <meta:document-statistic meta:object-count="5"/>
  </office:meta>
</office:document-meta>
</file>